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6c0a83" officeooo:paragraph-rsid="006c0a83" style:font-style-asian="italic" style:font-weight-asian="bold" style:font-style-complex="italic" style:font-weight-complex="bold"/>
    </style:style>
    <style:style style:name="P11"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2"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3"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4"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8"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20"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3"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61cf31" officeooo:paragraph-rsid="0061cf3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6502ab" officeooo:paragraph-rsid="006502ab"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5f1ce" officeooo:paragraph-rsid="0065f1ce"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66b977" officeooo:paragraph-rsid="0066b97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6be80c" officeooo:paragraph-rsid="006be80c"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6c0a83" officeooo:paragraph-rsid="006c0a8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6dd6dc" officeooo:paragraph-rsid="006dd6dc" style:font-style-asian="normal" style:font-weight-asian="normal" style:font-style-complex="normal" style:font-weight-complex="normal"/>
    </style:style>
    <style:style style:name="P47"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48"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50"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52"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61cf31" officeooo:paragraph-rsid="0061cf31"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063a4d0" officeooo:paragraph-rsid="0063a4d0"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65f1ce" officeooo:paragraph-rsid="0065f1ce"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normal" fo:font-weight="bold" officeooo:rsid="0066b977" officeooo:paragraph-rsid="0066b977"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6c0a83" officeooo:paragraph-rsid="006c0a83"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fo:font-weight="bold" officeooo:rsid="006dd6dc" officeooo:paragraph-rsid="006dd6dc" style:font-style-asian="normal" style:font-weight-asian="bold" style:font-style-complex="normal" style:font-weight-complex="bold"/>
    </style:style>
    <style:style style:name="P67"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68" style:family="paragraph" style:parent-style-name="Standard">
      <style:text-properties officeooo:rsid="0051f9d8" officeooo:paragraph-rsid="0051f9d8"/>
    </style:style>
    <style:style style:name="P69" style:family="paragraph" style:parent-style-name="Standard">
      <style:text-properties officeooo:rsid="0052538a" officeooo:paragraph-rsid="0052538a"/>
    </style:style>
    <style:style style:name="P70" style:family="paragraph" style:parent-style-name="Standard">
      <style:paragraph-properties fo:text-align="justify" style:justify-single-word="false"/>
      <style:text-properties officeooo:rsid="00645d23" officeooo:paragraph-rsid="00645d23"/>
    </style:style>
    <style:style style:name="P71" style:family="paragraph" style:parent-style-name="Standard">
      <style:paragraph-properties fo:break-before="page"/>
      <style:text-properties fo:font-weight="bold" officeooo:rsid="0013a302" officeooo:paragraph-rsid="0013a302" style:font-weight-asian="bold" style:font-weight-complex="bold"/>
    </style:style>
    <style:style style:name="P72"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73"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74"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75"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76"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77"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78"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79"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80" style:family="paragraph" style:parent-style-name="Preformatted_20_Text">
      <style:paragraph-properties fo:padding="0.049cm" fo:border="0.06pt solid #000000"/>
    </style:style>
    <style:style style:name="P81"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82"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83"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84"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85"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86" style:family="paragraph" style:parent-style-name="Preformatted_20_Text">
      <style:paragraph-properties fo:text-align="justify" style:justify-single-word="false"/>
      <style:text-properties fo:color="#a9b7c6" loext:opacity="100%" style:font-name="JetBrains Mono" fo:font-style="normal" fo:font-weight="normal" officeooo:rsid="00623a84" officeooo:paragraph-rsid="00623a84" style:font-style-asian="normal" style:font-weight-asian="normal" style:font-style-complex="normal" style:font-weight-complex="normal"/>
    </style:style>
    <style:style style:name="P87" style:family="paragraph" style:parent-style-name="Preformatted_20_Text">
      <style:paragraph-properties fo:text-align="start" style:justify-single-word="false"/>
      <style:text-properties fo:color="#a9b7c6" loext:opacity="100%" style:font-name="JetBrains Mono" fo:font-style="normal" fo:font-weight="normal" officeooo:rsid="006dd6dc" officeooo:paragraph-rsid="006dd6dc" style:font-style-asian="normal" style:font-weight-asian="normal" style:font-style-complex="normal" style:font-weight-complex="normal"/>
    </style:style>
    <style:style style:name="P88" style:family="paragraph" style:parent-style-name="Preformatted_20_Text">
      <style:paragraph-properties fo:text-align="justify" style:justify-single-word="false"/>
      <style:text-properties fo:color="#a9b7c6" loext:opacity="100%" style:font-name="JetBrains Mono" officeooo:paragraph-rsid="0063a4d0"/>
    </style:style>
    <style:style style:name="P89" style:family="paragraph" style:parent-style-name="Preformatted_20_Text">
      <loext:graphic-properties draw:fill="solid" draw:fill-color="#2b2b2b" draw:opacity="100%"/>
      <style:paragraph-properties fo:background-color="#2b2b2b"/>
      <style:text-properties fo:color="#a9b7c6" loext:opacity="100%"/>
    </style:style>
    <style:style style:name="P90" style:family="paragraph" style:parent-style-name="Preformatted_20_Text">
      <loext:graphic-properties draw:fill="solid" draw:fill-color="#2b2b2b" draw:opacity="100%"/>
      <style:paragraph-properties fo:background-color="#2b2b2b"/>
      <style:text-properties fo:color="#808080" loext:opacity="100%"/>
    </style:style>
    <style:style style:name="P91"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92"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officeooo:paragraph-rsid="006dd6dc"/>
    </style:style>
    <style:style style:name="P93" style:family="paragraph" style:parent-style-name="Preformatted_20_Text">
      <loext:graphic-properties draw:fill="solid" draw:fill-color="#2b2b2b" draw:opacity="100%"/>
      <style:paragraph-properties fo:margin-top="0cm" fo:margin-bottom="0.499cm" style:contextual-spacing="false" fo:background-color="#2b2b2b"/>
      <style:text-properties fo:color="#808080" loext:opacity="100%" style:font-name="JetBrains Mono"/>
    </style:style>
    <style:style style:name="P94" style:family="paragraph" style:parent-style-name="Preformatted_20_Text">
      <style:paragraph-properties fo:margin-top="0cm" fo:margin-bottom="0.499cm" style:contextual-spacing="false" fo:padding="0.049cm" fo:border="0.06pt solid #000000"/>
    </style:style>
    <style:style style:name="P95"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96"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97"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98"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99" style:family="paragraph" style:parent-style-name="Preformatted_20_Text">
      <loext:graphic-properties draw:fill="solid" draw:fill-color="#2b2b2b" draw:opacity="100%"/>
      <style:paragraph-properties fo:margin-top="0cm" fo:margin-bottom="0.499cm" style:contextual-spacing="false" fo:background-color="#2b2b2b"/>
      <style:text-properties fo:color="#cc7832" loext:opacity="100%" style:font-name="JetBrains Mono"/>
    </style:style>
    <style:style style:name="P100"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101" style:family="paragraph" style:parent-style-name="Preformatted_20_Text">
      <loext:graphic-properties draw:fill="solid" draw:fill-color="#2b2b2b" draw:opacity="100%"/>
      <style:paragraph-properties fo:background-color="#2b2b2b"/>
      <style:text-properties fo:color="#a9b7c6" loext:opacity="100%"/>
    </style:style>
    <style:style style:name="P102" style:family="paragraph" style:parent-style-name="Preformatted_20_Text">
      <loext:graphic-properties draw:fill="solid" draw:fill-color="#2b2b2b" draw:opacity="100%"/>
      <style:paragraph-properties fo:background-color="#2b2b2b"/>
      <style:text-properties fo:color="#a9b7c6" loext:opacity="100%" officeooo:paragraph-rsid="007352d7"/>
    </style:style>
    <style:style style:name="P103" style:family="paragraph" style:parent-style-name="Preformatted_20_Text" style:master-page-name="">
      <loext:graphic-properties draw:fill="solid" draw:fill-color="#2b2b2b" draw:opacity="100%"/>
      <style:paragraph-properties fo:margin-left="0cm" fo:margin-right="0cm" fo:margin-top="0cm" fo:margin-bottom="0cm" style:contextual-spacing="false" fo:text-indent="0.499cm" style:auto-text-indent="false" style:page-number="auto" fo:background-color="#2b2b2b"/>
      <style:text-properties fo:color="#a9b7c6" loext:opacity="100%" officeooo:paragraph-rsid="007352d7"/>
    </style:style>
    <style:style style:name="P104" style:family="paragraph" style:parent-style-name="Standard">
      <style:paragraph-properties fo:text-align="start" style:justify-single-word="false"/>
      <style:text-properties fo:font-style="normal" fo:font-weight="normal" officeooo:rsid="006ed349" officeooo:paragraph-rsid="006ed349"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7352d7" officeooo:paragraph-rsid="007352d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75f027" officeooo:paragraph-rsid="0075f027"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76c110" officeooo:paragraph-rsid="0076c110"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a9b7c6" loext:opacity="100%" style:font-name="JetBrains Mono" fo:font-style="normal" fo:font-weight="normal" officeooo:rsid="007352d7" officeooo:paragraph-rsid="007352d7"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officeooo:rsid="003d814c"/>
    </style:style>
    <style:style style:name="T10" style:family="text">
      <style:text-properties fo:font-weight="normal" style:font-weight-asian="normal" style:font-weight-complex="normal"/>
    </style:style>
    <style:style style:name="T11" style:family="text">
      <style:text-properties fo:font-weight="normal" officeooo:rsid="00513c5e" style:font-weight-asian="normal" style:font-weight-complex="normal"/>
    </style:style>
    <style:style style:name="T12" style:family="text">
      <style:text-properties fo:font-weight="normal" officeooo:rsid="0053edf5" style:font-weight-asian="normal" style:font-weight-complex="normal"/>
    </style:style>
    <style:style style:name="T13" style:family="text">
      <style:text-properties fo:color="#800080" loext:opacity="100%"/>
    </style:style>
    <style:style style:name="T14" style:family="text">
      <style:text-properties fo:color="#800080" loext:opacity="100%" fo:font-weight="bold" style:font-weight-asian="bold" style:font-weight-complex="bold"/>
    </style:style>
    <style:style style:name="T15" style:family="text">
      <style:text-properties fo:color="#800080" loext:opacity="100%" fo:font-weight="bold" officeooo:rsid="00703f9e" style:font-weight-asian="bold" style:font-weight-complex="bold"/>
    </style:style>
    <style:style style:name="T16" style:family="text">
      <style:text-properties fo:color="#55308d" loext:opacity="100%"/>
    </style:style>
    <style:style style:name="T17" style:family="text">
      <style:text-properties fo:color="#55308d" loext:opacity="100%" fo:font-weight="bold" style:font-weight-asian="bold" style:font-weight-complex="bold"/>
    </style:style>
    <style:style style:name="T18" style:family="text">
      <style:text-properties fo:color="#ff4000" loext:opacity="100%"/>
    </style:style>
    <style:style style:name="T19" style:family="text">
      <style:text-properties fo:color="#2a6099" loext:opacity="100%"/>
    </style:style>
    <style:style style:name="T20" style:family="text">
      <style:text-properties fo:color="#2a6099" loext:opacity="100%" fo:font-weight="normal" officeooo:rsid="0053edf5" style:font-weight-asian="normal" style:font-weight-complex="normal"/>
    </style:style>
    <style:style style:name="T21" style:family="text">
      <style:text-properties fo:color="#158466" loext:opacity="100%"/>
    </style:style>
    <style:style style:name="T22" style:family="text">
      <style:text-properties fo:color="#666666" loext:opacity="100%"/>
    </style:style>
    <style:style style:name="T23" style:family="text">
      <style:text-properties fo:color="#666666" loext:opacity="100%" officeooo:rsid="0041cafb"/>
    </style:style>
    <style:style style:name="T24" style:family="text">
      <style:text-properties officeooo:rsid="00465327"/>
    </style:style>
    <style:style style:name="T25" style:family="text">
      <style:text-properties officeooo:rsid="0046d8f2"/>
    </style:style>
    <style:style style:name="T26" style:family="text">
      <style:text-properties fo:color="#650953" loext:opacity="100%" fo:font-weight="bold" style:font-weight-asian="bold" style:font-weight-complex="bold"/>
    </style:style>
    <style:style style:name="T27" style:family="text">
      <style:text-properties fo:color="#492300" loext:opacity="100%"/>
    </style:style>
    <style:style style:name="T28" style:family="text">
      <style:text-properties fo:color="#be480a" loext:opacity="100%"/>
    </style:style>
    <style:style style:name="T29" style:family="text">
      <style:text-properties officeooo:rsid="004d54ec"/>
    </style:style>
    <style:style style:name="T30" style:family="text">
      <style:text-properties fo:color="#cc7832" loext:opacity="100%"/>
    </style:style>
    <style:style style:name="T31" style:family="text">
      <style:text-properties fo:color="#cc7832" loext:opacity="100%" style:font-name="JetBrains Mono"/>
    </style:style>
    <style:style style:name="T32" style:family="text">
      <style:text-properties fo:color="#cc7832" loext:opacity="100%" style:font-name="JetBrains Mono" fo:font-style="normal" fo:font-weight="normal" officeooo:rsid="006dd6dc" style:font-style-asian="normal" style:font-weight-asian="normal" style:font-style-complex="normal" style:font-weight-complex="normal"/>
    </style:style>
    <style:style style:name="T33" style:family="text">
      <style:text-properties fo:color="#6a8759" loext:opacity="100%"/>
    </style:style>
    <style:style style:name="T34" style:family="text">
      <style:text-properties fo:color="#6a8759" loext:opacity="100%" style:font-name="JetBrains Mono"/>
    </style:style>
    <style:style style:name="T35" style:family="text">
      <style:text-properties fo:color="#ffc66d" loext:opacity="100%"/>
    </style:style>
    <style:style style:name="T36" style:family="text">
      <style:text-properties fo:color="#ffc66d" loext:opacity="100%" style:font-name="JetBrains Mono"/>
    </style:style>
    <style:style style:name="T37" style:family="text">
      <style:text-properties fo:color="#ffc66d" loext:opacity="100%" style:font-name="JetBrains Mono" fo:font-style="italic"/>
    </style:style>
    <style:style style:name="T38" style:family="text">
      <style:text-properties fo:color="#ffc66d" loext:opacity="100%" style:font-name="JetBrains Mono" fo:font-style="italic" fo:font-weight="normal" officeooo:rsid="006dd6dc" style:font-style-asian="normal" style:font-weight-asian="normal" style:font-style-complex="normal" style:font-weight-complex="normal"/>
    </style:style>
    <style:style style:name="T39" style:family="text">
      <style:text-properties fo:color="#ffc66d" loext:opacity="100%" style:font-name="JetBrains Mono" fo:font-style="normal" fo:font-weight="normal" officeooo:rsid="006dd6dc" style:font-style-asian="normal" style:font-weight-asian="normal" style:font-style-complex="normal" style:font-weight-complex="normal"/>
    </style:style>
    <style:style style:name="T40" style:family="text">
      <style:text-properties fo:color="#ffc66d" loext:opacity="100%" fo:font-style="italic"/>
    </style:style>
    <style:style style:name="T41" style:family="text">
      <style:text-properties style:font-name="JetBrains Mono"/>
    </style:style>
    <style:style style:name="T42" style:family="text">
      <style:text-properties style:font-name="JetBrains Mono" fo:font-style="normal" fo:font-weight="normal" officeooo:rsid="006dd6dc" style:font-style-asian="normal" style:font-weight-asian="normal" style:font-style-complex="normal" style:font-weight-complex="normal"/>
    </style:style>
    <style:style style:name="T43" style:family="text">
      <style:text-properties style:font-name="JetBrains Mono" fo:font-style="normal" fo:font-weight="normal" officeooo:rsid="007352d7" style:font-style-asian="normal" style:font-weight-asian="normal" style:font-style-complex="normal" style:font-weight-complex="normal"/>
    </style:style>
    <style:style style:name="T44" style:family="text">
      <style:text-properties fo:color="#808080" loext:opacity="100%"/>
    </style:style>
    <style:style style:name="T45" style:family="text">
      <style:text-properties fo:color="#808080" loext:opacity="100%" style:font-name="JetBrains Mono"/>
    </style:style>
    <style:style style:name="T46" style:family="text">
      <style:text-properties fo:color="#a8c023" loext:opacity="100%"/>
    </style:style>
    <style:style style:name="T47" style:family="text">
      <style:text-properties fo:color="#a8c023" loext:opacity="100%" style:font-name="JetBrains Mono" fo:font-style="italic"/>
    </style:style>
    <style:style style:name="T48" style:family="text">
      <style:text-properties fo:color="#9876aa" loext:opacity="100%"/>
    </style:style>
    <style:style style:name="T49" style:family="text">
      <style:text-properties fo:color="#9876aa" loext:opacity="100%" style:font-name="JetBrains Mono"/>
    </style:style>
    <style:style style:name="T50" style:family="text">
      <style:text-properties fo:color="#9876aa" loext:opacity="100%" style:font-name="JetBrains Mono" fo:font-style="italic"/>
    </style:style>
    <style:style style:name="T51" style:family="text">
      <style:text-properties fo:color="#bbb529" loext:opacity="100%"/>
    </style:style>
    <style:style style:name="T52" style:family="text">
      <style:text-properties fo:color="#bbb529" loext:opacity="100%" style:font-name="JetBrains Mono"/>
    </style:style>
    <style:style style:name="T53" style:family="text">
      <style:text-properties fo:color="#6897bb" loext:opacity="100%" style:font-name="JetBrains Mono"/>
    </style:style>
    <style:style style:name="T54" style:family="text">
      <style:text-properties officeooo:rsid="0053edf5"/>
    </style:style>
    <style:style style:name="T55" style:family="text">
      <style:text-properties fo:color="#55215b" loext:opacity="100%" fo:font-weight="bold" style:font-weight-asian="bold" style:font-weight-complex="bold"/>
    </style:style>
    <style:style style:name="T56" style:family="text">
      <style:text-properties fo:color="#55215b" loext:opacity="100%" officeooo:rsid="0053edf5"/>
    </style:style>
    <style:style style:name="T57" style:family="text">
      <style:text-properties fo:color="#ed4c05" loext:opacity="100%"/>
    </style:style>
    <style:style style:name="T58" style:family="text">
      <style:text-properties fo:color="#ed4c05" loext:opacity="100%" fo:font-weight="normal" officeooo:rsid="0053edf5" style:font-weight-asian="normal" style:font-weight-complex="normal"/>
    </style:style>
    <style:style style:name="T59" style:family="text">
      <style:text-properties officeooo:rsid="00554cf7"/>
    </style:style>
    <style:style style:name="T60" style:family="text">
      <style:text-properties officeooo:rsid="005763a5"/>
    </style:style>
    <style:style style:name="T61" style:family="text">
      <style:text-properties fo:font-size="10pt" style:font-name-asian="Liberation Mono" style:font-size-asian="10pt" style:font-name-complex="Liberation Mono" style:font-size-complex="10pt"/>
    </style:style>
    <style:style style:name="T62" style:family="text">
      <style:text-properties fo:color="#ff0000" loext:opacity="100%" fo:font-weight="bold" style:font-weight-asian="bold" style:font-weight-complex="bold"/>
    </style:style>
    <style:style style:name="T63" style:family="text">
      <style:text-properties fo:color="#333333" loext:opacity="100%" fo:font-weight="bold" style:font-weight-asian="bold" style:font-weight-complex="bold"/>
    </style:style>
    <style:style style:name="T64" style:family="text">
      <style:text-properties officeooo:rsid="006ed349"/>
    </style:style>
    <style:style style:name="T65" style:family="text">
      <style:text-properties officeooo:rsid="00703f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68">Tabela de ícones do Flutter <text:a xlink:type="simple" xlink:href="https://api.flutter.dev/flutter/material/Icons-class.html" text:style-name="Internet_20_link" text:visited-style-name="Visited_20_Internet_20_Link">https://api.flutter.dev/flutter/material/Icons-class.html</text:a> </text:p>
      <text:p text:style-name="P69">Livro Flutter Casa do Código <text:a xlink:type="simple" xlink:href="https://www.casadocodigo.com.br/products/livro-flutter" text:style-name="Internet_20_link" text:visited-style-name="Visited_20_Internet_20_Link">https://www.casadocodigo.com.br/products/livro-flutter</text:a> </text:p>
      <text:p text:style-name="P69">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69"/>
      <text:p text:style-name="P4">Atalhos</text:p>
      <text:p text:style-name="P6"/>
      <text:p text:style-name="P6"><text:span text:style-name="T1">Alt</text:span> + <text:span text:style-name="T1">Enter</text:span> com ponteiro em cima de um widget, abre opções de envolver em outro widget;</text:p>
      <text:p text:style-name="P6"/>
      <text:p text:style-name="P68"/>
      <text:p text:style-name="P1"/>
      <text:p text:style-name="P71"><text:span text:style-name="T5">L</text:span>inhas de comando Flutter</text:p>
      <text:p text:style-name="P3"/>
      <text:p text:style-name="P8"><text:tab/>flutter doctor</text:p>
      <text:p text:style-name="P11">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2">Pesquisa os emuladores disponíveis, e retorna seus IDs;</text:p>
      <text:p text:style-name="P12"/>
      <text:p text:style-name="P9"><text:tab/>flutter emulator<text:span text:style-name="T6">s</text:span> - <text:s/>-launch idDoEmulador</text:p>
      <text:p text:style-name="P12">Roda o emulador indicado no ID, o ID é conseguido no <text:span text:style-name="T4">flutter emulators</text:span>;</text:p>
      <text:p text:style-name="P5"/>
      <text:p text:style-name="P5"><text:tab/><text:span text:style-name="T3">flutter run</text:span></text:p>
      <text:p text:style-name="P13">Esse comando deve ser executado depois que o emulador tiver sido lançado, entre na pasta que está o projeto desejado, use essa opção e o projeto vai rodar no emulador;</text:p>
      <text:p text:style-name="P13"/>
      <text:p text:style-name="P13"/>
      <text:p text:style-name="P72"/>
      <text:p text:style-name="P18"/>
      <text:p text:style-name="P67">Os componentes que possuem estado devem sobrescrever o método <text:span text:style-name="T14">createState()</text:span> que retorna um <text:span text:style-name="T14">State&lt;StatefulWidget&gt; </text:span>e este por sua vez determina como o componente deve ser renderizado através do método <text:span text:style-name="T14">build(BuildContext context)</text:span>.</text:p>
      <text:p text:style-name="P67"/>
      <text:p text:style-name="P76"><text:span text:style-name="T18">class</text:span> <text:span text:style-name="T16">ContactListWidget</text:span> <text:span text:style-name="T18">extends</text:span> <text:span text:style-name="T16">StatefulWidget</text:span> {</text:p>
      <text:p text:style-name="P76"><text:s text:c="2"/><text:span text:style-name="T16">ContactListWidget</text:span>({<text:span text:style-name="T16">Key</text:span> key<text:span text:style-name="T16">,</text:span> <text:span text:style-name="T16">this</text:span>.title}) : <text:span text:style-name="T16">super</text:span>(key: key);</text:p>
      <text:p text:style-name="P76"/>
      <text:p text:style-name="P76"><text:s text:c="2"/><text:span text:style-name="T18">final</text:span> <text:span text:style-name="T16">String</text:span> title;</text:p>
      <text:p text:style-name="P76"/>
      <text:p text:style-name="P76"><text:s text:c="2"/>@<text:span text:style-name="T18">override</text:span></text:p>
      <text:p text:style-name="P76"><text:s text:c="2"/><text:span text:style-name="T16">_ContactListState createState()</text:span> =&gt; <text:span text:style-name="T16">_ContactListState()</text:span>;</text:p>
      <text:p text:style-name="P76">}</text:p>
      <text:p text:style-name="P67"/>
      <text:p text:style-name="P48">Hello World</text:p>
      <text:p text:style-name="P47"/>
      <text:p text:style-name="P73">import 'package:flutter/material.dart';</text:p>
      <text:p text:style-name="P73"/>
      <text:p text:style-name="P73">void main() =&gt; runApp(MyApp());</text:p>
      <text:p text:style-name="P73"/>
      <text:p text:style-name="P73">class MyApp extends StatelessWidget {</text:p>
      <text:p text:style-name="P73"><text:s text:c="2"/>@override</text:p>
      <text:p text:style-name="P73"><text:s text:c="2"/>Widget build(BuildContext context) {</text:p>
      <text:p text:style-name="P73"><text:s text:c="4"/>return MaterialApp(</text:p>
      <text:p text:style-name="P73"><text:s text:c="6"/>title: 'Welcome to Flutter',</text:p>
      <text:p text:style-name="P73"><text:s text:c="6"/>home: Scaffold(</text:p>
      <text:p text:style-name="P73"><text:s text:c="8"/>appBar: AppBar(</text:p>
      <text:p text:style-name="P73"><text:s text:c="10"/>title: const Text('Welcome to Flutter'),</text:p>
      <text:p text:style-name="P73"><text:s text:c="8"/>),</text:p>
      <text:p text:style-name="P73"><text:s text:c="8"/>body: const Center(</text:p>
      <text:p text:style-name="P73"><text:s text:c="10"/>child: Text('Hello World'), </text:p>
      <text:p text:style-name="P73"><text:s text:c="8"/>),</text:p>
      <text:p text:style-name="P73"><text:s text:c="6"/>),</text:p>
      <text:p text:style-name="P73"><text:s text:c="4"/>);</text:p>
      <text:p text:style-name="P73"><text:s text:c="2"/>}</text:p>
      <text:p text:style-name="P14"/>
      <text:p text:style-name="P14">Hello World Simplificado</text:p>
      <text:p text:style-name="P14"/>
      <text:p text:style-name="P14">import 'package:flutter/material.dart';</text:p>
      <text:p text:style-name="P14"/>
      <text:p text:style-name="P14">void main() {</text:p>
      <text:p text:style-name="P14"><text:s text:c="2"/>runApp(</text:p>
      <text:p text:style-name="P14"><text:s text:c="4"/>const Center(</text:p>
      <text:p text:style-name="P14"><text:s text:c="6"/>child: Text(</text:p>
      <text:p text:style-name="P14"><text:s text:c="8"/>'Hello, world!',</text:p>
      <text:p text:style-name="P14"><text:s text:c="8"/>textDirection: TextDirection.ltr,</text:p>
      <text:p text:style-name="P14"><text:s text:c="6"/>),</text:p>
      <text:p text:style-name="P14"><text:s text:c="4"/>),</text:p>
      <text:p text:style-name="P14"><text:s text:c="2"/>);</text:p>
      <text:p text:style-name="P15">}</text:p>
      <text:p text:style-name="P15"/>
      <text:p text:style-name="P51"><text:soft-page-break/>MaterialApp</text:p>
      <text:p text:style-name="P22">Um widget de conveniência que envolve vários widgets que são normalmente necessários para aplicativos que implementam Material Design.</text:p>
      <text:p text:style-name="P22">Normalmente fica dentro <text:span text:style-name="T7">runApp()</text:span>, substituindo o <text:span text:style-name="T7">myApp()</text:span>, </text:p>
      <text:p text:style-name="P15"/>
      <text:p text:style-name="P51">Scaffold</text:p>
      <text:p text:style-name="P22">Implementa a estrutura básica de layout visual do Material Design. Esta classe fornece APIs para mostrar drawers, snack bars, e bottom sheets.</text:p>
      <text:p text:style-name="P22">Normalmente fica dentro da MaterialApp, e dentro dessa nos podemos criar os outros widgets que serão renderizados e mostrados, </text:p>
      <text:p text:style-name="P22">A coisa mais imediata possível de perceber é que a tela escura é substituída por um fundo branco que preenchera toda a tela.</text:p>
      <text:p text:style-name="P22">Normalmente é definido dentro do <text:span text:style-name="T7">home: </text:span></text:p>
      <text:p text:style-name="P22"/>
      <text:p text:style-name="P51">Appbar</text:p>
      <text:p text:style-name="P22">Uma barra de aplicativos do Material Design. Uma barra de aplicativos consiste em uma barra de ferramentas e potencialmente outros widgets, como TabBar e um FlexibleSpaceBar.</text:p>
      <text:p text:style-name="P20"/>
      <text:p text:style-name="P50">Exemplo de estrutura básica com os temas já estudados.</text:p>
      <text:p text:style-name="P50"/>
      <text:p text:style-name="P74"><text:span text:style-name="T17">void</text:span> main() =&gt; runApp(<text:span text:style-name="T19">MaterialApp</text:span>(</text:p>
      <text:p text:style-name="P74"><text:s text:c="6"/>home: <text:span text:style-name="T19">Scaffold</text:span>(</text:p>
      <text:p text:style-name="P74"><text:s text:c="8"/>appBar: <text:span text:style-name="T19">AppBar</text:span>(</text:p>
      <text:p text:style-name="P74"><text:s text:c="10"/>title: <text:span text:style-name="T19">Text</text:span>('<text:span text:style-name="T21">Transferências</text:span>'),</text:p>
      <text:p text:style-name="P74"><text:s text:c="8"/>),</text:p>
      <text:p text:style-name="P74"><text:s text:c="8"/>floatingActionButton: <text:span text:style-name="T19">FloatingActionButton</text:span>(</text:p>
      <text:p text:style-name="P74"><text:s text:c="10"/>onPressed: () { <text:s/>},</text:p>
      <text:p text:style-name="P74"><text:s text:c="10"/>child: <text:span text:style-name="T19">Icon</text:span>(<text:span text:style-name="T19">Icons</text:span>.add),</text:p>
      <text:p text:style-name="P74"><text:s text:c="8"/>), <text:span text:style-name="T22">// </text:span><text:span text:style-name="T23">FloatingActionButton</text:span></text:p>
      <text:p text:style-name="P74"><text:s text:c="6"/>), <text:span text:style-name="T22">// </text:span><text:span text:style-name="T23">Scaffold</text:span></text:p>
      <text:p text:style-name="P74"><text:s text:c="4"/>)); <text:span text:style-name="T22">// </text:span><text:span text:style-name="T23">materialApp</text:span></text:p>
      <text:p text:style-name="P77"/>
      <text:p text:style-name="P50"/>
      <text:p text:style-name="P50">.</text:p>
      <text:p text:style-name="P50">└── MaterialApp</text:p>
      <text:p text:style-name="P50"><text:s text:c="4"/>└── Scaffold</text:p>
      <text:p text:style-name="P50"><text:s text:c="8"/>├── AppBar</text:p>
      <text:p text:style-name="P50"><text:s text:c="8"/>│ <text:s text:c="2"/>└── title - Text</text:p>
      <text:p text:style-name="P50"><text:s text:c="8"/>└── FloatingActionButton</text:p>
      <text:p text:style-name="P50"><text:s text:c="12"/>└── child – Icon</text:p>
      <text:p text:style-name="P51"/>
      <text:p text:style-name="P26">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6"/>
      <text:p text:style-name="P21"/>
      <text:p text:style-name="P49">Container</text:p>
      <text:p text:style-name="P15">O Container é um Widget que possuí atributos como margin, padding, alinhamento, color, controle de largura e altura, sombras e bordas.</text:p>
      <text:p text:style-name="P15"/>
      <text:p text:style-name="P49">Row</text:p>
      <text:p text:style-name="P15"><text:soft-page-break/>Já o Row é um Widget para se posicionar coisas horizontalmente e podendo controlar o espaçamento entre eles.</text:p>
      <text:p text:style-name="P15"/>
      <text:p text:style-name="P49">Column</text:p>
      <text:p text:style-name="P15">O Column não é muito diferente do Row, sendo a única diferença entre eles é que seus filhos serão posicionado verticalmente. <text:span text:style-name="T24">Column não rola a tela, portanto é um erro ter mais filhos do que cabe na tela.</text:span></text:p>
      <text:p text:style-name="P34">Dentro do Column crie um campo children, para indicar os filhos do column;</text:p>
      <text:p text:style-name="P27">Para um único filho considere <text:span text:style-name="T14">Center</text:span> ou <text:span text:style-name="T14">Align</text:span></text:p>
      <text:p text:style-name="P15"/>
      <text:p text:style-name="P49">Stack</text:p>
      <text:p text:style-name="P15">O Stack é bem simples, ele te da a flexibilidade de empilhar um filho em cima do outro. <text:span text:style-name="T24">Sobrepor.</text:span></text:p>
      <text:p text:style-name="P15"/>
      <text:p text:style-name="P57">leading</text:p>
      <text:p text:style-name="P28">Widget para colocar no início da barra de navegação. Normalmente, um botão Voltar para uma página normal ou um botão Cancelar para diálogos de página inteira, ou um ícone que represente o conteúdo.</text:p>
      <text:p text:style-name="P57"/>
      <text:p text:style-name="P59">Card</text:p>
      <text:p text:style-name="P16">Um <text:span text:style-name="T25">card</text:span> de design de material: um painel com cantos ligeiramente arredondados e uma sombra elevada.</text:p>
      <text:p text:style-name="P16">Um cartão é uma folha de material usada para representar algumas informações relacionadas, por exemplo, um álbum, uma localização geográfica, uma refeição, detalhes de contato, etc.,</text:p>
      <text:p text:style-name="P16"/>
      <text:p text:style-name="P53">ListTile</text:p>
      <text:p text:style-name="P24">Uma única linha de altura fixa que normalmente contém algum texto, bem como um ícone à esquerda ou à direita. Um bloco de lista contém de uma a três linhas de texto, opcionalmente flanqueadas por ícones ou outros widgets, como caixas de seleção. </text:p>
      <text:p text:style-name="P24">Fica bom dentro de um card, porque podemos usar por exemplo um ícone no começo do card, seguido de duas ou três linhas.</text:p>
      <text:p text:style-name="P24"/>
      <text:p text:style-name="P58">leading</text:p>
      <text:p text:style-name="P29">Widget para colocar no início da barra de navegação. Normalmente, um botão Voltar para uma página normal ou um botão Cancelar para diálogos de página inteira, ou um ícone que represente o conteúdo.</text:p>
      <text:p text:style-name="P29"/>
      <text:p text:style-name="P24">Uma sequência ideal, com uso dos atríbutos e um card, com a seguinte estrutura:</text:p>
      <text:p text:style-name="P23"/>
      <text:p text:style-name="P23">home: Scaffold(</text:p>
      <text:p text:style-name="P23"><text:s text:c="8"/>body: Column(</text:p>
      <text:p text:style-name="P23"><text:s text:c="8"/><text:tab/>children: &lt;Widget&gt;[</text:p>
      <text:p text:style-name="P23"><text:s text:c="12"/><text:tab/>Card(</text:p>
      <text:p text:style-name="P23"><text:s text:c="14"/><text:tab/><text:tab/>child: ListTile(</text:p>
      <text:p text:style-name="P23"><text:s text:c="16"/><text:tab/><text:tab/><text:tab/>leading: Icon(Icons.monetization_on),</text:p>
      <text:p text:style-name="P23"><text:s text:c="15"/><text:tab/><text:tab/><text:tab/> title: Text('100.0'),</text:p>
      <text:p text:style-name="P23"><text:s text:c="16"/><text:tab/><text:tab/><text:tab/>subtitle: Text('1000'),</text:p>
      <text:p text:style-name="P23"><text:s text:c="14"/>),</text:p>
      <text:p text:style-name="P23"><text:s text:c="12"/>),</text:p>
      <text:p text:style-name="P23"><text:s text:c="12"/>Card(</text:p>
      <text:p text:style-name="P23"><text:s text:c="12"/><text:tab/>child: ListTile(</text:p>
      <text:p text:style-name="P23"><text:s text:c="16"/><text:tab/><text:tab/>leading: Icon(Icons.monetization_on),</text:p>
      <text:p text:style-name="P23"><text:s text:c="16"/><text:tab/><text:tab/>title: Text('200.0'),</text:p>
      <text:p text:style-name="P23"><text:soft-page-break/><text:s text:c="16"/><text:tab/><text:tab/>subtitle: Text('1000'),</text:p>
      <text:p text:style-name="P23"><text:s text:c="14"/>),</text:p>
      <text:p text:style-name="P23"><text:s text:c="12"/>),</text:p>
      <text:p text:style-name="P23"><text:s text:c="10"/>],</text:p>
      <text:p text:style-name="P23"><text:s text:c="8"/>),</text:p>
      <text:p text:style-name="P83"/>
      <text:p text:style-name="P78">└── Card</text:p>
      <text:p text:style-name="P78"><text:s text:c="4"/>└── ListTile</text:p>
      <text:p text:style-name="P78"><text:s text:c="8"/>├── leading - Icon</text:p>
      <text:p text:style-name="P78"><text:s text:c="8"/>├── title - Text</text:p>
      <text:p text:style-name="P78"><text:s text:c="8"/>└── subtitle – Text</text:p>
      <text:p text:style-name="P52"/>
      <text:p text:style-name="P54">Criando uma nova classe</text:p>
      <text:p text:style-name="P25">Para linguagem com POO a criação de classe é normal, no flutter classes que devem mostrar alguma coisa em tela devem herdar os atributos da classe <text:span text:style-name="T26">Widget</text:span><text:span text:style-name="T7">, </text:span><text:span text:style-name="T29">só que normalmente a classe Widget é usada para criação de Widgets de mais baixo nível, para mais alto nível podemos </text:span>então <text:span text:style-name="T29">usar uma </text:span>das duas classes abaixo, cujo ambas herdam de widget:</text:p>
      <text:p text:style-name="P55"/>
      <text:p text:style-name="P17"><text:span text:style-name="T8">StatefulWidget – </text:span><text:span text:style-name="T9">Que podem ser atualizados em tempo de execução; </text:span><text:span text:style-name="T54">Você pode criar seu próprio Widgte que atenda suas necessidades, o código mínimo para </text:span><text:span text:style-name="T60">criar um StatefulWidget</text:span><text:span text:style-name="T54"> é o seguinte:</text:span></text:p>
      <text:p text:style-name="P17"/>
      <text:p text:style-name="P96"><text:span text:style-name="Source_20_Text">import 'package:flutter/material.dart';</text:span></text:p>
      <text:p text:style-name="P97"/>
      <text:p text:style-name="P97"><text:span text:style-name="Source_20_Text">class MeuWidget extends StatefulWidget {</text:span></text:p>
      <text:p text:style-name="P97"><text:span text:style-name="Source_20_Text"><text:s text:c="2"/>@override</text:span></text:p>
      <text:p text:style-name="P97"><text:span text:style-name="Source_20_Text"><text:s text:c="2"/>_MeuWidgetState createState() =&gt; _MeuWidgetState();</text:span></text:p>
      <text:p text:style-name="P97"><text:span text:style-name="Source_20_Text">}</text:span></text:p>
      <text:p text:style-name="P97"/>
      <text:p text:style-name="P97"><text:span text:style-name="Source_20_Text">class _MeuWidgetState extends State&lt;MeuWidget&gt; {</text:span></text:p>
      <text:p text:style-name="P97"><text:span text:style-name="Source_20_Text"><text:s text:c="2"/>@override</text:span></text:p>
      <text:p text:style-name="P97"><text:span text:style-name="Source_20_Text"><text:s text:c="2"/>Widget build(BuildContext context) {</text:span></text:p>
      <text:p text:style-name="P97"><text:span text:style-name="Source_20_Text"><text:s text:c="4"/>return Container();</text:span></text:p>
      <text:p text:style-name="P97"><text:span text:style-name="Source_20_Text"><text:s text:c="2"/>}</text:span></text:p>
      <text:p text:style-name="P98"><text:span text:style-name="Source_20_Text">}</text:span></text:p>
      <text:p text:style-name="P32">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55"/>
      <text:p text:style-name="P55">StatelessWidget – <text:span text:style-name="T10">Que possuem conteúdo estático, </text:span><text:span text:style-name="T12">Você pode criar seu próprio Widgte que atenda suas necessidades, o código mínimo para isso é o seguinte:</text:span></text:p>
      <text:p text:style-name="P95"><text:span text:style-name="Source_20_Text"><text:span text:style-name="T56">class</text:span></text:span><text:span text:style-name="Source_20_Text"><text:span text:style-name="T12"> </text:span></text:span><text:span text:style-name="Source_20_Text"><text:span text:style-name="T20">MeuWidget</text:span></text:span><text:span text:style-name="Source_20_Text"><text:span text:style-name="T12"> </text:span></text:span><text:span text:style-name="Source_20_Text"><text:span text:style-name="T56">extends</text:span></text:span><text:span text:style-name="Source_20_Text"><text:span text:style-name="T12"> </text:span></text:span><text:span text:style-name="Source_20_Text"><text:span text:style-name="T58">StatelessWidget</text:span></text:span><text:span text:style-name="Source_20_Text"><text:span text:style-name="T12"> {</text:span></text:span></text:p>
      <text:p text:style-name="P97"><text:span text:style-name="Source_20_Text"><text:s text:c="2"/></text:span><text:span text:style-name="Source_20_Text"><text:span text:style-name="T22">@override</text:span></text:span></text:p>
      <text:p text:style-name="P97"><text:span text:style-name="Source_20_Text"><text:s text:c="2"/></text:span><text:span text:style-name="Source_20_Text"><text:span text:style-name="T19">Widget</text:span></text:span><text:span text:style-name="Source_20_Text"> build(</text:span><text:span text:style-name="Source_20_Text"><text:span text:style-name="T19">BuildContext</text:span></text:span><text:span text:style-name="Source_20_Text"> context) {</text:span></text:p>
      <text:p text:style-name="P97"><text:span text:style-name="Source_20_Text"><text:s text:c="4"/></text:span><text:span text:style-name="Source_20_Text"><text:span text:style-name="T55">return</text:span></text:span><text:span text:style-name="Source_20_Text"> </text:span><text:span text:style-name="Source_20_Text"><text:span text:style-name="T57">Container()</text:span></text:span><text:span text:style-name="Source_20_Text">;</text:span></text:p>
      <text:p text:style-name="P97"><text:span text:style-name="Source_20_Text"><text:s text:c="2"/>}</text:span></text:p>
      <text:p text:style-name="P98"><text:span text:style-name="Source_20_Text">}</text:span></text:p>
      <text:p text:style-name="P81"><text:span text:style-name="Source_20_Text">import 'package:flutter/cupertino.dart';</text:span></text:p>
      <text:p text:style-name="P80"><text:span text:style-name="Source_20_Text">import 'package:flutter/material.dart';</text:span></text:p>
      <text:p text:style-name="P80"/>
      <text:p text:style-name="P80"><text:span text:style-name="Source_20_Text">void main() {</text:span></text:p>
      <text:p text:style-name="P80"><text:span text:style-name="Source_20_Text"><text:s text:c="2"/>runApp(MyApp());</text:span></text:p>
      <text:p text:style-name="P80"><text:span text:style-name="Source_20_Text">}</text:span></text:p>
      <text:p text:style-name="P80"><text:span text:style-name="Source_20_Text">class MyApp extends StatelessWidget {</text:span></text:p>
      <text:p text:style-name="P80"/>
      <text:p text:style-name="P80"><text:span text:style-name="Source_20_Text"><text:s text:c="2"/>@override</text:span></text:p>
      <text:p text:style-name="P80"><text:span text:style-name="Source_20_Text"><text:s text:c="2"/>Widget build(BuildContext context) {</text:span></text:p>
      <text:p text:style-name="P80"><text:soft-page-break/><text:span text:style-name="Source_20_Text"><text:s text:c="4"/>return MaterialApp(</text:span></text:p>
      <text:p text:style-name="P80"><text:span text:style-name="Source_20_Text"><text:s text:c="6"/>theme: ThemeData(</text:span></text:p>
      <text:p text:style-name="P80"><text:span text:style-name="Source_20_Text"><text:s text:c="8"/>primarySwatch: Colors.blue,</text:span></text:p>
      <text:p text:style-name="P80"><text:span text:style-name="Source_20_Text"><text:s text:c="8"/>visualDensity: VisualDensity.adaptivePlatformDensity,</text:span></text:p>
      <text:p text:style-name="P80"><text:span text:style-name="Source_20_Text"><text:s text:c="6"/>),</text:span></text:p>
      <text:p text:style-name="P80"><text:span text:style-name="Source_20_Text"><text:s text:c="6"/>home: MyHomePage(),</text:span></text:p>
      <text:p text:style-name="P80"><text:span text:style-name="Source_20_Text"><text:s text:c="4"/>);</text:span></text:p>
      <text:p text:style-name="P80"><text:span text:style-name="Source_20_Text"><text:s text:c="2"/>}</text:span></text:p>
      <text:p text:style-name="P80"><text:span text:style-name="Source_20_Text">}</text:span></text:p>
      <text:p text:style-name="P80"><text:span text:style-name="Source_20_Text">class MyHomePage extends StatelessWidget {</text:span></text:p>
      <text:p text:style-name="P80"/>
      <text:p text:style-name="P80"><text:span text:style-name="Source_20_Text"><text:s text:c="2"/>@override</text:span></text:p>
      <text:p text:style-name="P80"><text:span text:style-name="Source_20_Text"><text:s text:c="2"/>Widget build(BuildContext context) {</text:span></text:p>
      <text:p text:style-name="P80"/>
      <text:p text:style-name="P80"><text:span text:style-name="Source_20_Text"><text:s text:c="4"/>return Scaffold(</text:span></text:p>
      <text:p text:style-name="P80"><text:span text:style-name="Source_20_Text"><text:s text:c="6"/>appBar: AppBar(</text:span></text:p>
      <text:p text:style-name="P80"><text:span text:style-name="Source_20_Text"><text:s text:c="8"/>title: Text('Alura Stateless'),</text:span></text:p>
      <text:p text:style-name="P80"><text:span text:style-name="Source_20_Text"><text:s text:c="6"/>),</text:span></text:p>
      <text:p text:style-name="P80"><text:span text:style-name="Source_20_Text"><text:s text:c="6"/>body: Center(</text:span></text:p>
      <text:p text:style-name="P80"><text:span text:style-name="Source_20_Text"><text:s text:c="8"/>child: Text(</text:span></text:p>
      <text:p text:style-name="P80"><text:span text:style-name="Source_20_Text"><text:s text:c="10"/>'Alura Stateless',</text:span></text:p>
      <text:p text:style-name="P80"><text:span text:style-name="Source_20_Text"><text:s text:c="10"/>style: TextStyle(</text:span></text:p>
      <text:p text:style-name="P80"><text:span text:style-name="Source_20_Text"><text:s text:c="12"/>fontSize: 30,</text:span></text:p>
      <text:p text:style-name="P80"><text:span text:style-name="Source_20_Text"><text:s text:c="12"/>fontWeight: FontWeight.bold,</text:span></text:p>
      <text:p text:style-name="P80"><text:span text:style-name="Source_20_Text"><text:s text:c="10"/>),</text:span></text:p>
      <text:p text:style-name="P80"><text:span text:style-name="Source_20_Text"><text:s text:c="8"/>),</text:span></text:p>
      <text:p text:style-name="P80"><text:span text:style-name="Source_20_Text"><text:s text:c="6"/>),</text:span></text:p>
      <text:p text:style-name="P80"><text:span text:style-name="Source_20_Text"><text:s text:c="4"/>);</text:span></text:p>
      <text:p text:style-name="P80"><text:span text:style-name="Source_20_Text"><text:s text:c="2"/>}</text:span></text:p>
      <text:p text:style-name="P94"><text:span text:style-name="Source_20_Text">}</text:span></text:p>
      <text:p text:style-name="P79">// <text:span text:style-name="T59">Exemplo de um arquivo com elementos Stateless;</text:span></text:p>
      <text:p text:style-name="P19"/>
      <text:p text:style-name="P56"><text:span text:style-name="T10">Para aplicar essa herança também é preciso sobrescrever com </text:span><text:span text:style-name="T27">@overide</text:span><text:span text:style-name="T10"> a função </text:span><text:span text:style-name="T28">CreateElement( )</text:span><text:span text:style-name="T10">.</text:span></text:p>
      <text:p text:style-name="P30"/>
      <text:p text:style-name="P56"><text:span text:style-name="T10"><text:s/></text:span><text:span text:style-name="T11">Exemplo de Modelo:</text:span></text:p>
      <text:p text:style-name="P31"/>
      <text:p text:style-name="P31"/>
      <text:p text:style-name="P85"><text:span text:style-name="T30">import </text:span><text:span text:style-name="T33">'package:flutter/material.dart'</text:span><text:span text:style-name="T30">;</text:span></text:p>
      <text:p text:style-name="P84"><text:span text:style-name="T30">void </text:span><text:span text:style-name="T35">main</text:span>() =&gt; runApp(<text:span text:style-name="T35">MaterialApp</text:span>(</text:p>
      <text:p text:style-name="P89"><text:s text:c="6"/><text:span text:style-name="T41">home: </text:span><text:span text:style-name="T36">Scaffold</text:span><text:span text:style-name="T41">(</text:span></text:p>
      <text:p text:style-name="P89"><text:s text:c="8"/><text:span text:style-name="T41">appBar: </text:span><text:span text:style-name="T36">AppBar</text:span><text:span text:style-name="T41">(</text:span></text:p>
      <text:p text:style-name="P89"><text:s text:c="10"/><text:span text:style-name="T41">title: </text:span><text:span text:style-name="T31">const </text:span><text:span text:style-name="T36">Text</text:span><text:span text:style-name="T41">(</text:span><text:span text:style-name="T34">'Delivre'</text:span><text:span text:style-name="T41">)</text:span><text:span text:style-name="T31">,</text:span></text:p>
      <text:p text:style-name="P89"><text:span text:style-name="T30"><text:s text:c="8"/></text:span><text:span text:style-name="T41">)</text:span><text:span text:style-name="T31">,</text:span></text:p>
      <text:p text:style-name="P89"><text:span text:style-name="T30"><text:s text:c="8"/></text:span><text:span text:style-name="T41">body: </text:span><text:span text:style-name="T31">const </text:span><text:span text:style-name="T36">ListaDeTransferencia</text:span><text:span text:style-name="T41">()</text:span><text:span text:style-name="T31">,</text:span></text:p>
      <text:p text:style-name="P89"><text:span text:style-name="T30"><text:s text:c="10"/></text:span><text:span text:style-name="T45">// </text:span><text:span text:style-name="T47">Todo o conteúdo do body vai ser criado por esse método</text:span></text:p>
      <text:p text:style-name="P89"><text:span text:style-name="T46"><text:s text:c="8"/></text:span><text:span text:style-name="T41">floatingActionButton: </text:span><text:span text:style-name="T36">FloatingActionButton</text:span><text:span text:style-name="T41">(</text:span></text:p>
      <text:p text:style-name="P89"><text:s text:c="10"/><text:span text:style-name="T41">onPressed: () {}</text:span><text:span text:style-name="T31">, </text:span><text:span text:style-name="T45">// É necessário, para rodar;</text:span></text:p>
      <text:p text:style-name="P89"><text:span text:style-name="T44"><text:s text:c="10"/></text:span><text:span text:style-name="T41">child: </text:span><text:span text:style-name="T31">const </text:span><text:span text:style-name="T36">Icon</text:span><text:span text:style-name="T41">(Icons.</text:span><text:span text:style-name="T50">add</text:span><text:span text:style-name="T41">)</text:span><text:span text:style-name="T31">,</text:span></text:p>
      <text:p text:style-name="P89"><text:span text:style-name="T30"><text:s text:c="8"/></text:span><text:span text:style-name="T41">)</text:span><text:span text:style-name="T31">,</text:span></text:p>
      <text:p text:style-name="P89"><text:span text:style-name="T30"><text:s text:c="6"/></text:span><text:span text:style-name="T41">)</text:span><text:span text:style-name="T31">,</text:span></text:p>
      <text:p text:style-name="P89"><text:span text:style-name="T30"><text:s text:c="4"/></text:span><text:span text:style-name="T41">))</text:span><text:span text:style-name="T31">;</text:span></text:p>
      <text:p text:style-name="P84"><text:span text:style-name="T30">class </text:span>ListaDeTransferencia <text:span text:style-name="T30">extends </text:span>StatelessWidget {</text:p>
      <text:p text:style-name="P89"><text:s text:c="2"/><text:span text:style-name="T31">const </text:span><text:span text:style-name="T41">ListaDeTransferencia({Key? key}) : </text:span><text:span text:style-name="T31">super</text:span><text:span text:style-name="T41">(key: key)</text:span><text:span text:style-name="T31">;</text:span></text:p>
      <text:p text:style-name="P89"><text:span text:style-name="T30"><text:s text:c="2"/></text:span><text:span text:style-name="T52">@override</text:span></text:p>
      <text:p text:style-name="P89"><text:span text:style-name="T51"><text:s text:c="2"/></text:span><text:span text:style-name="T41">Widget </text:span><text:span text:style-name="T36">build</text:span><text:span text:style-name="T41">(BuildContext context) {</text:span></text:p>
      <text:p text:style-name="P89"><text:s text:c="4"/><text:span text:style-name="T45">// </text:span><text:span text:style-name="T47">TODO: implement build</text:span></text:p>
      <text:p text:style-name="P89"><text:span text:style-name="T46"><text:s text:c="4"/></text:span><text:span text:style-name="T31">return </text:span><text:span text:style-name="T36">Column</text:span><text:span text:style-name="T41">(</text:span></text:p>
      <text:p text:style-name="P89"><text:s text:c="6"/><text:span text:style-name="T41">children: &lt;Widget&gt;[</text:span></text:p>
      <text:p text:style-name="P89"><text:soft-page-break/><text:s text:c="8"/><text:span text:style-name="T36">CriaCard</text:span><text:span text:style-name="T41">(</text:span><text:span text:style-name="T36">Transferencia</text:span><text:span text:style-name="T41">(</text:span><text:span text:style-name="T53">100.00</text:span><text:span text:style-name="T31">, </text:span><text:span text:style-name="T53">1001</text:span><text:span text:style-name="T41">))</text:span><text:span text:style-name="T31">,</text:span></text:p>
      <text:p text:style-name="P89"><text:span text:style-name="T30"><text:s text:c="8"/></text:span><text:span text:style-name="T36">CriaCard</text:span><text:span text:style-name="T41">(</text:span><text:span text:style-name="T36">Transferencia</text:span><text:span text:style-name="T41">(</text:span><text:span text:style-name="T53">250.00</text:span><text:span text:style-name="T31">, </text:span><text:span text:style-name="T53">0002</text:span><text:span text:style-name="T41">))</text:span><text:span text:style-name="T31">,</text:span></text:p>
      <text:p text:style-name="P89"><text:span text:style-name="T30"><text:s text:c="8"/></text:span><text:span text:style-name="T36">CriaCard</text:span><text:span text:style-name="T41">(</text:span><text:span text:style-name="T36">Transferencia</text:span><text:span text:style-name="T41">(</text:span><text:span text:style-name="T53">300.00</text:span><text:span text:style-name="T31">, </text:span><text:span text:style-name="T53">5002</text:span><text:span text:style-name="T41">))</text:span><text:span text:style-name="T31">,</text:span></text:p>
      <text:p text:style-name="P89"><text:span text:style-name="T30"><text:s text:c="10"/></text:span><text:span text:style-name="T45">// O método cria o Column e os cards são criados por outro método;</text:span></text:p>
      <text:p text:style-name="P90"><text:s text:c="10"/><text:span text:style-name="T41">// Notar que por referência está sendo CRIADO e passado um objeto;</text:span></text:p>
      <text:p text:style-name="P89"><text:span text:style-name="T44"><text:s text:c="6"/></text:span><text:span text:style-name="T41">]</text:span><text:span text:style-name="T31">,</text:span></text:p>
      <text:p text:style-name="P89"><text:span text:style-name="T30"><text:s text:c="4"/></text:span><text:span text:style-name="T41">)</text:span><text:span text:style-name="T31">;</text:span></text:p>
      <text:p text:style-name="P89"><text:span text:style-name="T30"><text:s text:c="2"/></text:span><text:span text:style-name="T41">}</text:span></text:p>
      <text:p text:style-name="P84">}</text:p>
      <text:p text:style-name="P84"><text:span text:style-name="T30">class </text:span>CriaCard <text:span text:style-name="T30">extends </text:span>StatelessWidget {</text:p>
      <text:p text:style-name="P89"><text:s text:c="2"/><text:span text:style-name="T31">final </text:span><text:span text:style-name="T41">Transferencia </text:span><text:span text:style-name="T49">transf</text:span><text:span text:style-name="T31">;</text:span></text:p>
      <text:p text:style-name="P89"><text:span text:style-name="T30"><text:s text:c="2"/></text:span><text:span text:style-name="T41">CriaCard(</text:span><text:span text:style-name="T31">this</text:span><text:span text:style-name="T41">.</text:span><text:span text:style-name="T49">transf</text:span><text:span text:style-name="T41">)</text:span><text:span text:style-name="T31">;</text:span></text:p>
      <text:p text:style-name="P89"><text:span text:style-name="T30"><text:s text:c="2"/></text:span><text:span text:style-name="T52">@override</text:span></text:p>
      <text:p text:style-name="P89"><text:span text:style-name="T51"><text:s text:c="2"/></text:span><text:span text:style-name="T41">Widget </text:span><text:span text:style-name="T36">build</text:span><text:span text:style-name="T41">(BuildContext context) {</text:span></text:p>
      <text:p text:style-name="P89"><text:s text:c="4"/><text:span text:style-name="T45">// </text:span><text:span text:style-name="T47">TODO: implement build</text:span></text:p>
      <text:p text:style-name="P89"><text:span text:style-name="T46"><text:s text:c="4"/></text:span><text:span text:style-name="T31">return </text:span><text:span text:style-name="T36">Card</text:span><text:span text:style-name="T41">(</text:span></text:p>
      <text:p text:style-name="P89"><text:s text:c="6"/><text:span text:style-name="T41">child: </text:span><text:span text:style-name="T36">ListTile</text:span><text:span text:style-name="T41">(</text:span></text:p>
      <text:p text:style-name="P89"><text:s text:c="8"/><text:span text:style-name="T41">leading: </text:span><text:span text:style-name="T31">const </text:span><text:span text:style-name="T36">Icon</text:span><text:span text:style-name="T41">(Icons.</text:span><text:span text:style-name="T50">monetization_on</text:span><text:span text:style-name="T41">)</text:span><text:span text:style-name="T31">,</text:span></text:p>
      <text:p text:style-name="P89"><text:span text:style-name="T30"><text:s text:c="8"/></text:span><text:span text:style-name="T41">title: </text:span><text:span text:style-name="T36">Text</text:span><text:span text:style-name="T41">(</text:span><text:span text:style-name="T49">transf</text:span><text:span text:style-name="T41">.</text:span><text:span text:style-name="T49">valor</text:span><text:span text:style-name="T41">.toString())</text:span><text:span text:style-name="T31">,</text:span></text:p>
      <text:p text:style-name="P89"><text:span text:style-name="T30"><text:s text:c="8"/></text:span><text:span text:style-name="T41">subtitle: </text:span><text:span text:style-name="T36">Text</text:span><text:span text:style-name="T41">(</text:span><text:span text:style-name="T49">transf</text:span><text:span text:style-name="T41">.</text:span><text:span text:style-name="T49">numConta</text:span><text:span text:style-name="T41">.toString())</text:span><text:span text:style-name="T31">,</text:span></text:p>
      <text:p text:style-name="P89"><text:span text:style-name="T30"><text:s text:c="10"/></text:span><text:span text:style-name="T45">// Os itens do card sendo preenchidos por atributos de um objeto.</text:span></text:p>
      <text:p text:style-name="P89"><text:span text:style-name="T44"><text:s text:c="6"/></text:span><text:span text:style-name="T41">)</text:span><text:span text:style-name="T31">,</text:span></text:p>
      <text:p text:style-name="P89"><text:span text:style-name="T30"><text:s text:c="4"/></text:span><text:span text:style-name="T41">)</text:span><text:span text:style-name="T31">;</text:span></text:p>
      <text:p text:style-name="P89"><text:span text:style-name="T30"><text:s text:c="2"/></text:span><text:span text:style-name="T41">}</text:span></text:p>
      <text:p text:style-name="P84">}</text:p>
      <text:p text:style-name="P84"><text:span text:style-name="T30">class </text:span>Transferencia {</text:p>
      <text:p text:style-name="P89"><text:s text:c="2"/><text:span text:style-name="T31">final </text:span><text:span text:style-name="T41">double </text:span><text:span text:style-name="T49">valor</text:span><text:span text:style-name="T31">;</text:span></text:p>
      <text:p text:style-name="P89"><text:span text:style-name="T30"><text:s text:c="2"/></text:span><text:span text:style-name="T31">final </text:span><text:span text:style-name="T41">int </text:span><text:span text:style-name="T49">numConta</text:span><text:span text:style-name="T31">;</text:span></text:p>
      <text:p text:style-name="P89"><text:span text:style-name="T30"><text:s text:c="2"/></text:span><text:span text:style-name="T41">Transferencia(</text:span><text:span text:style-name="T31">this</text:span><text:span text:style-name="T41">.</text:span><text:span text:style-name="T49">valor</text:span><text:span text:style-name="T31">, this</text:span><text:span text:style-name="T41">.</text:span><text:span text:style-name="T49">numConta</text:span><text:span text:style-name="T41">)</text:span><text:span text:style-name="T31">;</text:span></text:p>
      <text:p text:style-name="P91">}</text:p>
      <text:p text:style-name="P33">Ao digitar <text:span text:style-name="T7">st</text:span> no IntelliJ ele dá a opção stless, que cria uma nova classe stateless;</text:p>
      <text:p text:style-name="P33"/>
      <text:p text:style-name="P60">Criando um formulário</text:p>
      <text:p text:style-name="P60"/>
      <text:p text:style-name="P35">Vamos criar um formulário com <text:span text:style-name="T14">TextField</text:span> e <text:span text:style-name="T14">ElevatedButton</text:span>, </text:p>
      <text:p text:style-name="P35">Um formulário pode ser criado com a seguinte estrutura:</text:p>
      <text:p text:style-name="P60">Scaffold &gt; Column &gt; Padding &gt; TextField e ElevatedButton</text:p>
      <text:p text:style-name="P35"><text:span text:style-name="T17">EdgeInsets.all(8.0),</text:span> É um item do Padding que delimita as margens entre os itens que estão dentro do padding, ele pode ser substituido por <text:bookmark-start text:name="__DdeLink__1729_2416917985"/><text:span text:style-name="T17">EdgeInsets.fromLTRB(8.0, 16.0, 8.0, 16),</text:span><text:bookmark-end text:name="__DdeLink__1729_2416917985"/> Sendo assim as margens serão respectivamente aplicadas na esquerda, topo, direita ou abaixo.</text:p>
      <text:p text:style-name="P35"/>
      <text:p text:style-name="P82"><text:span text:style-name="T35">Scaffold</text:span>(</text:p>
      <text:p text:style-name="P89"><text:s text:c="2"/><text:span text:style-name="T41">body: </text:span><text:span text:style-name="T36">Column</text:span><text:span text:style-name="T41">(</text:span></text:p>
      <text:p text:style-name="P89"><text:s text:c="4"/><text:span text:style-name="T41">children: &lt;Widget&gt;[</text:span></text:p>
      <text:p text:style-name="P89"><text:s text:c="6"/><text:span text:style-name="T31">const </text:span><text:span text:style-name="T36">Padding</text:span><text:span text:style-name="T41">( </text:span><text:span text:style-name="T45">// envolve conteúdo com margens</text:span></text:p>
      <text:p text:style-name="P89"><text:span text:style-name="T44"><text:s text:c="8"/></text:span><text:span text:style-name="T41">padding: </text:span><text:span text:style-name="T36">EdgeInsets</text:span><text:span text:style-name="T41">.</text:span><text:span text:style-name="T36">all</text:span><text:span text:style-name="T41">(</text:span><text:span text:style-name="T53">16.0</text:span><text:span text:style-name="T41">)</text:span><text:span text:style-name="T31">, </text:span><text:span text:style-name="T45">//Definindo as margens</text:span></text:p>
      <text:p text:style-name="P89"><text:span text:style-name="T44"><text:s text:c="8"/></text:span><text:span text:style-name="T41">child: </text:span><text:span text:style-name="T36">TextField</text:span><text:span text:style-name="T41">(</text:span></text:p>
      <text:p text:style-name="P89"><text:s text:c="10"/><text:span text:style-name="T41">style: </text:span><text:span text:style-name="T36">TextStyle</text:span><text:span text:style-name="T41">(fontSize: </text:span><text:span text:style-name="T53">24.0</text:span><text:span text:style-name="T41">)</text:span><text:span text:style-name="T31">, </text:span><text:span text:style-name="T45">// Estilo da fonte;</text:span></text:p>
      <text:p text:style-name="P89"><text:span text:style-name="T44"><text:s text:c="10"/></text:span><text:span text:style-name="T41">decoration:</text:span></text:p>
      <text:p text:style-name="P89"><text:s text:c="14"/><text:span text:style-name="T36">InputDecoration</text:span><text:span text:style-name="T41">(</text:span></text:p>
      <text:p text:style-name="P89"><text:s text:c="16"/><text:span text:style-name="T41">labelText: </text:span><text:span text:style-name="T34">'Número da conta'</text:span><text:span text:style-name="T31">,</text:span></text:p>
      <text:p text:style-name="P89"><text:span text:style-name="T30"><text:s text:c="16"/></text:span><text:span text:style-name="T41">hintText: </text:span><text:span text:style-name="T34">'0000'</text:span><text:span text:style-name="T31">,</text:span></text:p>
      <text:p text:style-name="P89"><text:span text:style-name="T30"><text:s text:c="16"/></text:span><text:span text:style-name="T41">)</text:span><text:span text:style-name="T31">,</text:span></text:p>
      <text:p text:style-name="P89"><text:span text:style-name="T30"><text:s text:c="10"/></text:span><text:span text:style-name="T41">keyboardType: TextInputType.</text:span><text:span text:style-name="T50">number</text:span><text:span text:style-name="T31">,</text:span></text:p>
      <text:p text:style-name="P89"><text:span text:style-name="T30"><text:s text:c="8"/></text:span><text:span text:style-name="T41">)</text:span><text:span text:style-name="T31">,</text:span></text:p>
      <text:p text:style-name="P89"><text:span text:style-name="T30"><text:s text:c="6"/></text:span><text:span text:style-name="T41">)</text:span><text:span text:style-name="T31">,</text:span></text:p>
      <text:p text:style-name="P89"><text:soft-page-break/><text:span text:style-name="T30"><text:s text:c="6"/></text:span><text:span text:style-name="T31">const </text:span><text:span text:style-name="T36">Padding</text:span><text:span text:style-name="T41">(</text:span></text:p>
      <text:p text:style-name="P89"><text:s text:c="8"/><text:span text:style-name="T41">padding: </text:span><text:span text:style-name="T36">EdgeInsets</text:span><text:span text:style-name="T41">.</text:span><text:span text:style-name="T36">all</text:span><text:span text:style-name="T41">(</text:span><text:span text:style-name="T53">24.0</text:span><text:span text:style-name="T41">)</text:span><text:span text:style-name="T31">,</text:span></text:p>
      <text:p text:style-name="P89"><text:span text:style-name="T30"><text:s text:c="8"/></text:span><text:span text:style-name="T41">child: </text:span><text:span text:style-name="T36">TextField</text:span><text:span text:style-name="T41">(style: </text:span><text:span text:style-name="T36">TextStyle</text:span><text:span text:style-name="T41">(fontSize: </text:span><text:span text:style-name="T53">24.0</text:span><text:span text:style-name="T41">)</text:span><text:span text:style-name="T31">,</text:span></text:p>
      <text:p text:style-name="P89"><text:span text:style-name="T30"><text:s text:c="10"/></text:span><text:span text:style-name="T41">decoration:</text:span></text:p>
      <text:p text:style-name="P89"><text:s text:c="10"/><text:span text:style-name="T36">InputDecoration</text:span><text:span text:style-name="T41">(</text:span></text:p>
      <text:p text:style-name="P89"><text:s text:c="14"/><text:span text:style-name="T41">labelText: </text:span><text:span text:style-name="T34">'Valor da transferência'</text:span><text:span text:style-name="T31">,</text:span></text:p>
      <text:p text:style-name="P89"><text:span text:style-name="T30"><text:s text:c="14"/></text:span><text:span text:style-name="T41">hintText: </text:span><text:span text:style-name="T34">'0.00'</text:span><text:span text:style-name="T31">,</text:span></text:p>
      <text:p text:style-name="P89"><text:span text:style-name="T30"><text:s text:c="14"/></text:span><text:span text:style-name="T41">icon: </text:span><text:span text:style-name="T36">Icon</text:span><text:span text:style-name="T41">(Icons.</text:span><text:span text:style-name="T50">monetization_on</text:span><text:span text:style-name="T41">))</text:span><text:span text:style-name="T31">,</text:span></text:p>
      <text:p text:style-name="P89"><text:span text:style-name="T30"><text:s text:c="10"/></text:span><text:span text:style-name="T41">keyboardType: TextInputType.</text:span><text:span text:style-name="T50">number</text:span><text:span text:style-name="T31">,</text:span><text:span text:style-name="T41">)</text:span><text:span text:style-name="T31">,</text:span></text:p>
      <text:p text:style-name="P89"><text:span text:style-name="T30"><text:s text:c="6"/></text:span><text:span text:style-name="T41">)</text:span><text:span text:style-name="T31">,</text:span></text:p>
      <text:p text:style-name="P89"><text:span text:style-name="T30"><text:s text:c="6"/></text:span><text:span text:style-name="T36">ElevatedButton</text:span><text:span text:style-name="T41">(</text:span></text:p>
      <text:p text:style-name="P89"><text:s text:c="8"/><text:span text:style-name="T41">onPressed: </text:span><text:span text:style-name="T31">null,</text:span></text:p>
      <text:p text:style-name="P89"><text:span text:style-name="T30"><text:s text:c="8"/></text:span><text:span text:style-name="T41">child: </text:span><text:span text:style-name="T36">Text</text:span><text:span text:style-name="T41">(</text:span><text:span text:style-name="T34">'Clique Aqui'</text:span><text:span text:style-name="T31">, </text:span><text:span text:style-name="T41">style: </text:span><text:span text:style-name="T36">TextStyle</text:span><text:span text:style-name="T41">(color: Colors.</text:span><text:span text:style-name="T50">white</text:span><text:span text:style-name="T41">))</text:span><text:span text:style-name="T31">,</text:span></text:p>
      <text:p text:style-name="P89"><text:span text:style-name="T30"><text:s text:c="8"/></text:span><text:span text:style-name="T41">style: </text:span><text:span text:style-name="T36">ButtonStyle</text:span><text:span text:style-name="T41">(</text:span></text:p>
      <text:p text:style-name="P89"><text:s text:c="12"/><text:span text:style-name="T41">backgroundColor:</text:span></text:p>
      <text:p text:style-name="P89"><text:s text:c="16"/><text:span text:style-name="T41">MaterialStateProperty.</text:span><text:span text:style-name="T37">all</text:span><text:span text:style-name="T41">&lt;Color&gt;(Colors.</text:span><text:span text:style-name="T50">deepOrange</text:span><text:span text:style-name="T41">))</text:span><text:span text:style-name="T31">,</text:span></text:p>
      <text:p text:style-name="P89"><text:span text:style-name="T30"><text:s text:c="6"/></text:span><text:span text:style-name="T41">)</text:span></text:p>
      <text:p text:style-name="P89"><text:s text:c="4"/><text:span text:style-name="T41">]</text:span><text:span text:style-name="T31">,</text:span></text:p>
      <text:p text:style-name="P89"><text:span text:style-name="T30"><text:s text:c="2"/></text:span><text:span text:style-name="T41">)</text:span><text:span text:style-name="T31">,</text:span></text:p>
      <text:p text:style-name="P89"><text:span text:style-name="T30"><text:s text:c="2"/></text:span><text:span text:style-name="T41">appBar: </text:span><text:span text:style-name="T36">AppBar</text:span><text:span text:style-name="T41">(</text:span></text:p>
      <text:p text:style-name="P89"><text:s text:c="4"/><text:span text:style-name="T41">title: </text:span><text:span text:style-name="T31">const </text:span><text:span text:style-name="T36">Text</text:span><text:span text:style-name="T41">(</text:span><text:span text:style-name="T34">'Criando Transferência'</text:span><text:span text:style-name="T41">)</text:span><text:span text:style-name="T31">,</text:span></text:p>
      <text:p text:style-name="P89"><text:span text:style-name="T30"><text:s text:c="2"/></text:span><text:span text:style-name="T41">)</text:span><text:span text:style-name="T31">,</text:span></text:p>
      <text:p text:style-name="P91">)<text:span text:style-name="T30">;</text:span></text:p>
      <text:p text:style-name="P75"/>
      <text:p text:style-name="P35"/>
      <text:p text:style-name="P36">Segue mais um modelo de formulário, sem muita programação ainda, aqui ainda é só o Layout.</text:p>
      <text:p text:style-name="P36"><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36"/>
      <text:p text:style-name="P61">TextEditinController</text:p>
      <text:p text:style-name="P37">É uma objeto criado para receber dados de um TextField, o que o usuário digitou no campo poderá ser atribuido para o TextEditingController e puxado com o recurso <text:span text:style-name="T14">TextEditingController</text:span>.<text:span text:style-name="T14">text</text:span>;</text:p>
      <text:p text:style-name="P38"/>
      <text:p text:style-name="P38">Dentro da classe primeira você cria o Controlador.</text:p>
      <text:p text:style-name="P38"/>
      <text:p text:style-name="P86"><text:span text:style-name="T30">final </text:span>TextEditingController <text:span text:style-name="T48">_controllerValor </text:span>= <text:span text:style-name="T35">TextEditingController</text:span>()<text:span text:style-name="T30">;</text:span></text:p>
      <text:p text:style-name="P38"/>
      <text:p text:style-name="P38">Dentro do campo TextFiel você atribui o campo controller: e chama a variável criada para ela:</text:p>
      <text:p text:style-name="P38"/>
      <text:p text:style-name="P86">controller: <text:span text:style-name="T48">_controllerValor</text:span><text:span text:style-name="T30">,</text:span></text:p>
      <text:p text:style-name="P38"/>
      <text:p text:style-name="P39">Para finalizar a captura, pode ocorrer por exemplo dentro de um elevatedButton, ou em outro momento que se fizer necessário. O controller vai ficar preenchido com uma String, devemos fazer o parse se os dados se referem a outro objeto:</text:p>
      <text:p text:style-name="P38"/>
      <text:p text:style-name="P86"><text:span text:style-name="T30">final </text:span>double? <text:span text:style-name="T61">valor</text:span> = double.<text:span text:style-name="T40">tryParse</text:span>(<text:span text:style-name="T48">_controllerValor</text:span>.<text:span text:style-name="T48">text</text:span>)<text:span text:style-name="T30">;</text:span></text:p>
      <text:p text:style-name="P38"/>
      <text:p text:style-name="P62">Criando uma Snackbar</text:p>
      <text:p text:style-name="P62"/>
      <text:p text:style-name="P40">É uma barrinha que surge quando você clica em algo por exemplo, na parte inferior, acho que se assemelha ao toast do java.</text:p>
      <text:p text:style-name="P40"/>
      <text:p text:style-name="P88">ScaffoldMessenger.<text:span text:style-name="T40">of</text:span>(context).showSnackBar(<text:span text:style-name="T35">SnackBar</text:span>(</text:p>
      <text:p text:style-name="P89"><text:s text:c="2"/><text:span text:style-name="T41">content: </text:span><text:span text:style-name="T36">Text</text:span><text:span text:style-name="T41">(</text:span><text:span text:style-name="T34">"</text:span><text:span text:style-name="T41">$novoAtivo</text:span><text:span text:style-name="T34">"</text:span><text:span text:style-name="T41">)</text:span><text:span text:style-name="T31">,</text:span></text:p>
      <text:p text:style-name="P84">))<text:span text:style-name="T30">;</text:span></text:p>
      <text:p text:style-name="P93">// Dentro do ScaffoldMessenger Snackbar uma barra aparece na parte inferior da tela;</text:p>
      <text:p text:style-name="P70"><text:soft-page-break/>Só que pra nós não funcionou.</text:p>
      <text:p text:style-name="P40"/>
      <text:p text:style-name="P41">Exemplo simples <text:a xlink:type="simple" xlink:href="https://github.com/alura-cursos/flutter-fundamentos/commit/3f2c8aea157a124fa4fca03f295f849e202ba6c2" text:style-name="Internet_20_link" text:visited-style-name="Visited_20_Internet_20_Link">https://github.com/alura-cursos/flutter-fundamentos/commit/3f2c8aea157a124fa4fca03f295f849e202ba6c2</text:a> </text:p>
      <text:p text:style-name="P41"/>
      <text:p text:style-name="P41">Exemplo funcionando:</text:p>
      <text:p text:style-name="P41"><text:a xlink:type="simple" xlink:href="https://github.com/marcioFreire42/Meus_Arquivos_Flutter/blob/master/Snackbar.dart" text:style-name="Internet_20_link" text:visited-style-name="Visited_20_Internet_20_Link">https://github.com/marcioFreire42/Meus_Arquivos_Flutter/blob/master/Snackbar.dart</text:a> </text:p>
      <text:p text:style-name="P41"/>
      <text:p text:style-name="P63">Parametros opcionais dart</text:p>
      <text:p text:style-name="P42">Quando queremos reaproveita um código para criação de um ou mais widgets, mas eles não possuem os mesmos atributos assim não poderemos usar o mesmo construtor não é? Na verdade existe um recurso do dart chamado Parâmetros opcionais, dentro do construtor você envolve os atributos com chaves { }, assim na chamada da função que você chama o construtor não é obrigado enviar todos os atributos, nem na ordem certa, basta identificar cada um com o nome do atributo seguido de dois pontos:</text:p>
      <text:p text:style-name="P42"/>
      <text:p text:style-name="P42">No construtor:</text:p>
      <text:p text:style-name="P42"><text:span text:style-name="T17">CriaObjeto</text:span>( { <text:span text:style-name="T13">this</text:span>.<text:span text:style-name="T28">nome</text:span>, <text:span text:style-name="T13">this</text:span>.<text:span text:style-name="T28">valor</text:span>, <text:span text:style-name="T13">this</text:span>.<text:span text:style-name="T28">cotacao</text:span>})</text:p>
      <text:p text:style-name="P41"/>
      <text:p text:style-name="P42">Na chamada:</text:p>
      <text:p text:style-name="P42"/>
      <text:p text:style-name="P42"><text:span text:style-name="T17">CriaObjeto</text:span>(<text:span text:style-name="T22">nome</text:span>: <text:span text:style-name="T19">nome</text:span>, <text:span text:style-name="T22">valor</text:span>: <text:span text:style-name="T19">valorDaEmpresa</text:span>);</text:p>
      <text:p text:style-name="P39"/>
      <text:p text:style-name="P64">Ponto de Interrogação ?</text:p>
      <text:p text:style-name="P64">Dart</text:p>
      <text:p text:style-name="P64"/>
      <text:p text:style-name="P43">Quando colocamos um ponto de interrogação depois do nome de uma variável estamos avisando que aquela variável pode receber um valor null, erros com variáveis que não podem ser nulas coloque um ponto de ? Após o nome da variável.</text:p>
      <text:p text:style-name="P44">Em construtores com parâmetros opcionais os atributos que não serão enviados todas as vezes devem ter a declaração da variável com a interrogação.</text:p>
      <text:p text:style-name="P44">Ex: <text:span text:style-name="T62">final</text:span><text:span text:style-name="T7"> </text:span><text:span text:style-name="T63">IconData?</text:span><text:span text:style-name="T7"> </text:span><text:span text:style-name="T14">Icone</text:span><text:span text:style-name="T7">;</text:span></text:p>
      <text:p text:style-name="P44"/>
      <text:p text:style-name="P65">Operador ternário</text:p>
      <text:p text:style-name="P45">Um IF eles diferente, </text:p>
      <text:p text:style-name="P10">variavel != null ? OutlineInputBorder( ) : null,</text:p>
      <text:p text:style-name="P45"/>
      <text:p text:style-name="P45">Se lê da seguinte maneria, se a variável em questão for diferente de nula, então acontece o que vem depois da interrogação, se não acontece o que vem depois dos dois pontos;</text:p>
      <text:p text:style-name="P45"/>
      <text:p text:style-name="P66">Navigator, MaterialPageRoute, rotas, route, <text:span text:style-name="T64">push</text:span></text:p>
      <text:p text:style-name="P66">Mudança de tela, </text:p>
      <text:p text:style-name="P66"/>
      <text:p text:style-name="P46">Para passar de uma tela para outra devemos criar um elemento Navigator.push, passar um contexto e uma rota, podemos criar nossa própria rota, ou usar uma padrão criada pelo sistema que quebra o galho, o MaterialPageRoute( ) e na sua chamada passamos o atributo builder com um contexto e retornando a tela que você quer acessar:</text:p>
      <text:p text:style-name="P46"/>
      <text:p text:style-name="P87"/>
      <text:p text:style-name="P92"><text:s/><text:span text:style-name="T42">Navigator.</text:span><text:span text:style-name="T38">push</text:span><text:span text:style-name="T42">(context</text:span><text:span text:style-name="T32">, </text:span><text:span text:style-name="T39">MaterialPageRoute</text:span><text:span text:style-name="T42">(builder: (context) {</text:span></text:p>
      <text:p text:style-name="P92"><text:span text:style-name="T31">return </text:span><text:span text:style-name="T36">FormularioTransferencia</text:span><text:span text:style-name="T41">()</text:span><text:span text:style-name="T31">;</text:span></text:p>
      <text:p text:style-name="P99"><text:soft-page-break/></text:p>
      <text:p text:style-name="P104">O <text:span text:style-name="T7">push </text:span>tem como referência a devolução de um <text:span text:style-name="T65">objeto do tipo Future, então se criamos um objeto do tipo future e como resultados colocamos um</text:span><text:span text:style-name="T15"> Navigator.push </text:span><text:span text:style-name="T65">o item que for devolvido vai preencher o objeto future, podemos então tornar genérico com o tipo de objeto que esperamos receber, fica da seguinte maneira:</text:span></text:p>
      <text:p text:style-name="P104"/>
      <text:p text:style-name="P104">O Future é basicamente um callback que permite o acesso a uma possível resposta durante a navegação. Para fazermos esse acesso, precisaremos de outra função de callback que somente o receberá no momento em que esse retorno acontecer. Por exemplo, quando entramos na tela de formulário, todo o código no nosso FloatingActionButton já foi executado e não teremos mais acesso a ele. Justamente por isso, precisaremos de um comportamento para receber os valores, algo que conseguiremos com o <text:span text:style-name="T7">future.then()</text:span>. Assim, no evento do clique em "Confirmar", por exemplo, executaremos outro código que devolverá os valores a esse Future.</text:p>
      <text:p text:style-name="P105">O código na primeira página ficará assim:</text:p>
      <text:p text:style-name="P108"/>
      <text:p text:style-name="P102"><text:span text:style-name="T43">onPressed: () {</text:span> <text:s/></text:p>
      <text:p text:style-name="P103"><text:span text:style-name="T31">final </text:span><text:span text:style-name="T41">Future future = Navigator.</text:span><text:span text:style-name="T37">push</text:span><text:span text:style-name="T41">(context</text:span><text:span text:style-name="T31">, </text:span><text:span text:style-name="T36">MaterialPageRoute</text:span><text:span text:style-name="T41">(builder: (context) {</text:span></text:p>
      <text:p text:style-name="P89"><text:s text:c="4"/><text:span text:style-name="T31">return </text:span><text:span text:style-name="T36">FormularioTransferencia</text:span><text:span text:style-name="T41">()</text:span><text:span text:style-name="T31">;</text:span></text:p>
      <text:p text:style-name="P89"><text:span text:style-name="T30"><text:s text:c="2"/></text:span><text:span text:style-name="T41">}))</text:span><text:span text:style-name="T31">;</text:span></text:p>
      <text:p text:style-name="P89"><text:span text:style-name="T30"><text:s text:c="2"/></text:span><text:span text:style-name="T41">future.then((transferenciaRecebida) {</text:span></text:p>
      <text:p text:style-name="P89"><text:s text:c="4"/><text:span text:style-name="T41">debugPrint(</text:span><text:span text:style-name="T34">'Chegou o then do Future!'</text:span><text:span text:style-name="T41">)</text:span><text:span text:style-name="T31">;</text:span></text:p>
      <text:p text:style-name="P89"><text:span text:style-name="T30"><text:s text:c="4"/></text:span><text:span text:style-name="T41">debugPrint(</text:span><text:span text:style-name="T34">'</text:span><text:span text:style-name="T41">$transferenciaRecebida</text:span><text:span text:style-name="T34">'</text:span><text:span text:style-name="T41">)</text:span><text:span text:style-name="T31">;</text:span></text:p>
      <text:p text:style-name="P89"><text:span text:style-name="T30"><text:s text:c="2"/></text:span><text:span text:style-name="T41">})</text:span><text:span text:style-name="T31">;</text:span></text:p>
      <text:p text:style-name="P91">}<text:span text:style-name="T30">,</text:span></text:p>
      <text:p text:style-name="P106">1° Cria um objeto Future;</text:p>
      <text:p text:style-name="P106">2° Objeto futuro chama a outra tela com o Navigator;</text:p>
      <text:p text:style-name="P106">3° Segunda tela devolve algum conteúdo de finalizada com um código específico;</text:p>
      <text:p text:style-name="P106">4° objetoFuturo.then recebe o objeto e trata conforme desejado;</text:p>
      <text:p text:style-name="P106"/>
      <text:p text:style-name="P107">Na tela 2 deveremos ter acesso à função <text:span text:style-name="T7"><text:s/>Navigator.pop(),</text:span> que remove a tela da pilha de navegação. Ou seja, o push() adiciona uma tela à pilha, e o pop() a remove. </text:p>
      <text:p text:style-name="P107">Nessa chamada, enviaremos como argumento o context e o valor genérico que deverá retornar ao Future, nesse caso a transferenciaCriada. Como não temos acesso ao context dentro do método _criaTransferencia, teremos que recebê-lo via parâmetro. Também para controlarmos o que acontece na execução, adicionaremos mais uma impressão (debugPrint('Criando transferência')) ao método _criaTransferencia(). </text:p>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1-12T01:37:29.314113458</dc:date>
    <meta:editing-duration>P2DT7H54M22S</meta:editing-duration>
    <meta:editing-cycles>68</meta:editing-cycles>
    <meta:generator>LibreOffice/7.0.4.2$Linux_X86_64 LibreOffice_project/00$Build-2</meta:generator>
    <meta:document-statistic meta:table-count="0" meta:image-count="0" meta:object-count="0" meta:page-count="11" meta:paragraph-count="345" meta:word-count="2160" meta:character-count="16686" meta:non-whitespace-character-count="13536"/>
  </office:meta>
</office:document-meta>
</file>